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ptos" style:font-family-asian="Aptos" style:font-family-complex="Aptos" fo:background-color="#ffffff" fo:color="#000000"/>
    </style:style>
    <style:style style:name="T2" style:family="text">
      <style:text-properties fo:font-size="12.00pt" fo:font-weight="bold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4" style:family="text">
      <style:text-properties fo:font-size="12.00pt" fo:font-weight="bold" fo:font-family="Aptos" style:font-family-asian="Aptos" style:font-family-complex="Aptos" fo:background-color="#ffffff" fo:color="#000000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6" style:family="text">
      <style:text-properties fo:font-size="12.00pt" fo:font-weight="bold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7" style:family="text">
      <style:text-properties fo:font-size="12.00pt" fo:font-weight="bold" fo:font-family="Aptos" style:font-family-asian="Aptos" style:font-family-complex="Aptos" fo:background-color="#ffffff" fo:color="#000000"/>
    </style:style>
    <style:style style:name="T8" style:family="text">
      <style:text-properties fo:font-size="10.50pt" fo:font-weight="normal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9" style:family="text">
      <style:text-properties fo:font-size="10.50pt" fo:font-weight="normal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2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3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4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5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16" style:family="text">
      <style:text-properties fo:font-size="12.00pt" fo:font-weight="bold" fo:font-family="Aptos" style:font-family-asian="Aptos" style:font-family-complex="Aptos" fo:background-color="#ffffff" fo:color="#000000"/>
    </style:style>
    <style:style style:name="T17" style:family="text">
      <style:text-properties fo:font-size="12.00pt" fo:font-weight="bold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18" style:family="text">
      <style:text-properties fo:font-size="12.00pt" fo:font-weight="bold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19" style:family="text">
      <style:text-properties fo:font-size="12.00pt" fo:font-weight="bold" fo:font-family="Aptos" style:font-family-asian="Aptos" style:font-family-complex="Aptos" fo:background-color="#ffffff" fo:color="#000000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22" style:family="text">
      <style:text-properties fo:font-size="12.00pt" fo:font-weight="bold" fo:font-family="Aptos" style:font-family-asian="Aptos" style:font-family-complex="Aptos" fo:background-color="#ffffff" fo:color="#000000"/>
    </style:style>
    <style:style style:name="T23" style:family="text">
      <style:text-properties fo:font-size="10.50pt" fo:font-weight="normal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24" style:family="text">
      <style:text-properties fo:font-size="10.50pt" fo:font-weight="normal" style:text-underline-mode="continuous" style:text-underline-type="single" style:text-underline-style="solid" style:text-underline-width="normal" fo:font-family="Aptos" style:font-family-asian="Aptos" style:font-family-complex="Aptos" fo:background-color="#ffffff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27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8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29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30" style:family="text">
      <style:text-properties fo:font-size="10.50pt" fo:font-weight="normal" fo:font-family="Consolas" style:font-family-asian="Consolas" style:font-family-complex="Consolas" fo:background-color="#ffffff" fo:color="#000000"/>
    </style:style>
    <style:style style:name="T31" style:family="text">
      <style:text-properties fo:font-size="10.50pt" fo:font-weight="bold" fo:font-family="Arial" style:font-family-asian="Arial" style:font-family-complex="Arial" fo:background-color="#ffff00" fo:color="#000000"/>
    </style:style>
    <style:style style:name="T32" style:family="text">
      <style:text-properties fo:font-size="12.00pt" fo:font-weight="normal" fo:font-family="Aptos" style:font-family-asian="Aptos" style:font-family-complex="Aptos" fo:background-color="transparent" fo:color="#1f2126"/>
    </style:style>
    <style:style style:name="T33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34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35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36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37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38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39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40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41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42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43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44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45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46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47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48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49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50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51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52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53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54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55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56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57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58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59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60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61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62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63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64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65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66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67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68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69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70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71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72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73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74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75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76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77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78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79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80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81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82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83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84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85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86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87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88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89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90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91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92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93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94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95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96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97" style:family="text">
      <style:text-properties fo:font-size="10.50pt" fo:font-weight="bold" fo:font-family="Consolas" style:font-family-asian="Consolas" style:font-family-complex="Consolas" fo:background-color="#ffffff" fo:color="#000000"/>
    </style:style>
    <style:style style:name="T98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99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00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01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02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03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04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05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06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07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08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09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10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11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12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13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14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15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16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17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18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19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20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21" style:family="text">
      <style:text-properties fo:font-size="10.50pt" fo:font-weight="bold" fo:font-family="Consolas" style:font-family-asian="Consolas" style:font-family-complex="Consolas" fo:background-color="#ffffff" fo:color="#000000"/>
    </style:style>
    <style:style style:name="T122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23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24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25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26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27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28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29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30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31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32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33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34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35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36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37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38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39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40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41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42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43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44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45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46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47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48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49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50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51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52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53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54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55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56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57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58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59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60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61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62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63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64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65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66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67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68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69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70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71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72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73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74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75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76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77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78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79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80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81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82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83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84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85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86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87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88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89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90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91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92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93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94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95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96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197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198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199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00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01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02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03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04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05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06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07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08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09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10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11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12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13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14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15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16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17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18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19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ff" fo:color="#467886"/>
    </style:style>
    <style:style style:name="T220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ff" fo:color="#1f2126"/>
    </style:style>
    <style:style style:name="T221" style:family="text">
      <style:text-properties fo:font-size="10.50pt" fo:font-weight="normal" style:text-underline-mode="continuous" style:text-underline-type="single" style:text-underline-style="solid" style:text-underline-width="normal" fo:font-family="'Segoe UI Symbol'" style:font-family-asian="'Segoe UI Symbol'" style:font-family-complex="'Segoe UI Symbol'" fo:background-color="#ffffff" fo:color="#222222"/>
    </style:style>
    <style:style style:name="T222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23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24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25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26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27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28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29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30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31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32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33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34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35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36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37" style:family="text">
      <style:text-properties fo:font-size="10.50pt" fo:font-weight="normal" fo:font-family="'Segoe UI Symbol'" style:font-family-asian="'Segoe UI Symbol'" style:font-family-complex="'Segoe UI Symbol'" fo:background-color="#ffffff" fo:color="#222222"/>
    </style:style>
    <style:style style:name="T238" style:family="text">
      <style:text-properties fo:font-size="10.50pt" fo:font-weight="normal" fo:font-family="Consolas" style:font-family-asian="Consolas" style:font-family-complex="Consolas" fo:background-color="#ffffff" fo:color="#222222"/>
    </style:style>
    <style:style style:name="T239" style:family="text">
      <style:text-properties fo:font-size="10.50pt" fo:font-weight="normal" fo:font-family="Consolas" style:font-family-asian="Consolas" style:font-family-complex="Consolas" fo:background-color="#ffffff" fo:color="#1f2126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17.00pt" text:min-label-width="18.00pt"/>
        <style:text-properties fo:font-family="Symbol"/>
      </text:list-level-style-bullet>
    </text:list-style>
    <style:style style:name="P1" style:family="paragraph">
      <style:paragraph-properties fo:line-height="115.00%" fo:text-align="left" fo:margin-right="-1.00pt" fo:margin-bottom="6.00pt"/>
    </style:style>
    <style:style style:name="P2" style:family="paragraph">
      <style:paragraph-properties fo:line-height="115.00%" fo:text-align="left" fo:margin-left="-1.00pt" fo:text-indent="0.00pt" fo:margin-right="-1.00pt" fo:margin-bottom="6.00pt"/>
    </style:style>
    <text:list-style style:name="L3">
      <text:list-level-style-bullet text:level="1" text:bullet-char="•">
        <style:list-level-properties text:space-before="17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right="-1.00pt" fo:margin-bottom="6.00pt"/>
    </style:style>
    <style:style style:name="P4" style:family="paragraph">
      <style:paragraph-properties fo:line-height="115.00%" fo:text-align="left" fo:margin-left="-1.00pt" fo:text-indent="0.00pt" fo:margin-right="-1.00pt" fo:margin-bottom="6.00pt"/>
    </style:style>
    <style:style style:name="P5" style:family="paragraph">
      <style:paragraph-properties fo:line-height="115.00%" fo:text-align="left" fo:margin-bottom="8.00pt"/>
    </style:style>
    <style:style style:name="P6" style:family="paragraph">
      <style:paragraph-properties fo:line-height="115.00%" fo:text-align="left" fo:margin-left="-1.00pt" fo:text-indent="0.00pt" fo:margin-right="-1.00pt" fo:margin-top="8.00pt" fo:margin-bottom="4.00pt"/>
    </style:style>
    <text:list-style style:name="L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bottom="8.00pt"/>
    </style:style>
  </office:automatic-styles>
  <office:body>
    <office:text>
      <text:list text:style-name="L1">
        <text:list-item>
          <text:p text:style-name="P1"><text:span text:style-name="T1">Info: Trailing slash on void elements<text:s/></text:span><text:a xlink:href="https://github.com/validator/validator/wiki/Markup-Â»-Void-elements#trailing-slashes-in-void-element-start-tags-do-not-mark-the-start-tags-as-self-closing"><text:span text:style-name="T3">has no effect</text:span></text:a><text:span text:style-name="T4"><text:s/>and<text:s/></text:span><text:a xlink:href="https://github.com/validator/validator/wiki/Markup-Â»-Void-elements#trailing-slashes-directly-preceded-by-unquoted-attribute-values"><text:span text:style-name="T6">interacts badly with unquoted attribute values</text:span></text:a><text:span text:style-name="T7">.</text:span></text:p>
        </text:list-item>
      </text:list>
      <text:p text:style-name="P2"><text:a xlink:href="https://validator.w3.org/nu/#l23c11"><text:span text:style-name="T9">From line 23, column 7; to line 23, column 11</text:span></text:a><text:span text:style-name="T10"/></text:p>
      <text:p text:style-name="P2"><text:span text:style-name="T11">ul&gt;</text:span><text:span text:style-name="T12">↩</text:span><text:span text:style-name="T13"><text:s/>&lt;hr/&gt;</text:span><text:span text:style-name="T14">↩</text:span><text:span text:style-name="T15"><text:s/></text:span></text:p>
      <text:list text:style-name="L3">
        <text:list-item>
          <text:p text:style-name="P3"><text:span text:style-name="T16">Info: Trailing slash on void elements<text:s/></text:span><text:a xlink:href="https://github.com/validator/validator/wiki/Markup-Â»-Void-elements#trailing-slashes-in-void-element-start-tags-do-not-mark-the-start-tags-as-self-closing"><text:span text:style-name="T18">has no effect</text:span></text:a><text:span text:style-name="T19"><text:s/>and<text:s/></text:span><text:a xlink:href="https://github.com/validator/validator/wiki/Markup-Â»-Void-elements#trailing-slashes-directly-preceded-by-unquoted-attribute-values"><text:span text:style-name="T21">interacts badly with unquoted attribute values</text:span></text:a><text:span text:style-name="T22">.</text:span></text:p>
        </text:list-item>
      </text:list>
      <text:p text:style-name="P4"><text:a xlink:href="https://validator.w3.org/nu/#l31c11"><text:span text:style-name="T24">From line 31, column 7; to line 31, column 11</text:span></text:a><text:span text:style-name="T25"/></text:p>
      <text:p text:style-name="P4"><text:span text:style-name="T26">ol&gt;</text:span><text:span text:style-name="T27">↩</text:span><text:span text:style-name="T28"><text:s/>&lt;hr/&gt;</text:span><text:span text:style-name="T29">↩</text:span><text:span text:style-name="T30"><text:s/></text:span></text:p>
      <text:p text:style-name="P5"><text:span text:style-name="T31">Document checking completed. No errors or warnings to show.</text:span></text:p>
      <text:p text:style-name="P6"><text:span text:style-name="T32">Source</text:span></text:p>
      <text:list text:style-name="L7">
        <text:list-item>
          <text:p text:style-name="P7"><text:span text:style-name="T33">&lt;!DOCTYPE html&gt;</text:span><text:span text:style-name="T34">↩</text:span><text:span text:style-name="T35"/></text:p>
        </text:list-item>
        <text:list-item>
          <text:p text:style-name="P7"><text:span text:style-name="T36">&lt;!--List Assignment Ordered Lists Unordered List &amp; Nested List--&gt;</text:span><text:span text:style-name="T37">↩</text:span><text:span text:style-name="T38"/></text:p>
        </text:list-item>
        <text:list-item>
          <text:p text:style-name="P7"><text:span text:style-name="T39">&lt;!--Student: Michael V. Proctor--&gt;</text:span><text:span text:style-name="T40">↩</text:span><text:span text:style-name="T41"/></text:p>
        </text:list-item>
        <text:list-item>
          <text:p text:style-name="P7"><text:span text:style-name="T42">&lt;!--Virag's HTML YouTube Video on Lists--&gt;</text:span><text:span text:style-name="T43">↩</text:span><text:span text:style-name="T44"/></text:p>
        </text:list-item>
        <text:list-item>
          <text:p text:style-name="P7"><text:span text:style-name="T45">↩</text:span><text:span text:style-name="T46"/></text:p>
        </text:list-item>
        <text:list-item>
          <text:p text:style-name="P7"><text:span text:style-name="T47">&lt;html lang="en"&gt;</text:span><text:span text:style-name="T48">↩</text:span><text:span text:style-name="T49"/></text:p>
        </text:list-item>
        <text:list-item>
          <text:p text:style-name="P7"><text:span text:style-name="T50">&lt;head&gt;</text:span><text:span text:style-name="T51">↩</text:span><text:span text:style-name="T52"/></text:p>
        </text:list-item>
        <text:list-item>
          <text:p text:style-name="P7"><text:span text:style-name="T53">&lt;meta charset="utf-8"&gt;</text:span><text:span text:style-name="T54">↩</text:span><text:span text:style-name="T55"/></text:p>
        </text:list-item>
        <text:list-item>
          <text:p text:style-name="P7"><text:span text:style-name="T56">&lt;meta http-equiv="X-UA-Compatible" content="IE=edge"&gt;</text:span><text:span text:style-name="T57">↩</text:span><text:span text:style-name="T58"/></text:p>
        </text:list-item>
        <text:list-item>
          <text:p text:style-name="P7"><text:span text:style-name="T59">&lt;title&gt;HTML Lists Page&lt;/title&gt;</text:span><text:span text:style-name="T60">↩</text:span><text:span text:style-name="T61"/></text:p>
        </text:list-item>
        <text:list-item>
          <text:p text:style-name="P7"><text:span text:style-name="T62">&lt;meta name="Student" content="Michael V. Proctor"&gt;</text:span><text:span text:style-name="T63">↩</text:span><text:span text:style-name="T64"/></text:p>
        </text:list-item>
        <text:list-item>
          <text:p text:style-name="P7"><text:span text:style-name="T65">&lt;meta name="viewport" content="width=device-width, initial-scale=1"&gt;</text:span><text:span text:style-name="T66">↩</text:span><text:span text:style-name="T67"/></text:p>
        </text:list-item>
        <text:list-item>
          <text:p text:style-name="P7"><text:span text:style-name="T68">↩</text:span><text:span text:style-name="T69"/></text:p>
        </text:list-item>
        <text:list-item>
          <text:p text:style-name="P7"><text:span text:style-name="T70">&lt;/head&gt;</text:span><text:span text:style-name="T71">↩</text:span><text:span text:style-name="T72"/></text:p>
        </text:list-item>
        <text:list-item>
          <text:p text:style-name="P7"><text:span text:style-name="T73">&lt;body&gt;</text:span><text:span text:style-name="T74">↩</text:span><text:span text:style-name="T75"/></text:p>
        </text:list-item>
        <text:list-item>
          <text:p text:style-name="P7"><text:span text:style-name="T76">&lt;!--Create an unordered List--&gt;<text:s/></text:span><text:span text:style-name="T77">↩</text:span><text:span text:style-name="T78"/></text:p>
        </text:list-item>
        <text:list-item>
          <text:p text:style-name="P7"><text:span text:style-name="T79">&lt;h3&gt;School Supplies&lt;/h3&gt;<text:s/></text:span><text:span text:style-name="T80">↩</text:span><text:span text:style-name="T81"/></text:p>
        </text:list-item>
        <text:list-item>
          <text:p text:style-name="P7"><text:span text:style-name="T82">&lt;ul&gt;</text:span><text:span text:style-name="T83">↩</text:span><text:span text:style-name="T84"/></text:p>
        </text:list-item>
        <text:list-item>
          <text:p text:style-name="P7"><text:span text:style-name="T85">&lt;li&gt;Pens&lt;/li&gt;</text:span><text:span text:style-name="T86">↩</text:span><text:span text:style-name="T87"/></text:p>
        </text:list-item>
        <text:list-item>
          <text:p text:style-name="P7"><text:span text:style-name="T88">&lt;li&gt;Computer Printing Paper&lt;/li&gt;</text:span><text:span text:style-name="T89">↩</text:span><text:span text:style-name="T90"/></text:p>
        </text:list-item>
        <text:list-item>
          <text:p text:style-name="P7"><text:span text:style-name="T91">&lt;li&gt;Notebooks&lt;/li&gt;</text:span><text:span text:style-name="T92">↩</text:span><text:span text:style-name="T93"/></text:p>
        </text:list-item>
        <text:list-item>
          <text:p text:style-name="P7"><text:span text:style-name="T94">&lt;/ul&gt;</text:span><text:span text:style-name="T95">↩</text:span><text:span text:style-name="T96"/></text:p>
        </text:list-item>
        <text:list-item>
          <text:p text:style-name="P7"><text:span text:style-name="T97">&lt;hr/&gt;</text:span><text:span text:style-name="T98">↩</text:span><text:span text:style-name="T99"/></text:p>
        </text:list-item>
        <text:list-item>
          <text:p text:style-name="P7"><text:span text:style-name="T100">&lt;!--Create an ordered List--&gt;</text:span><text:span text:style-name="T101">↩</text:span><text:span text:style-name="T102"/></text:p>
        </text:list-item>
        <text:list-item>
          <text:p text:style-name="P7"><text:span text:style-name="T103">&lt;h3&gt;Computer Coders Group Study To-Do-List&lt;/h3&gt;</text:span><text:span text:style-name="T104">↩</text:span><text:span text:style-name="T105"/></text:p>
        </text:list-item>
        <text:list-item>
          <text:p text:style-name="P7"><text:span text:style-name="T106">&lt;ol&gt;</text:span><text:span text:style-name="T107">↩</text:span><text:span text:style-name="T108"/></text:p>
        </text:list-item>
        <text:list-item>
          <text:p text:style-name="P7"><text:span text:style-name="T109">&lt;li&gt;Created Powerpoint Slides&lt;/li&gt;</text:span><text:span text:style-name="T110">↩</text:span><text:span text:style-name="T111"/></text:p>
        </text:list-item>
        <text:list-item>
          <text:p text:style-name="P7"><text:span text:style-name="T112">&lt;li&gt;Review Presentation&lt;/li&gt;</text:span><text:span text:style-name="T113">↩</text:span><text:span text:style-name="T114"/></text:p>
        </text:list-item>
        <text:list-item>
          <text:p text:style-name="P7"><text:span text:style-name="T115">&lt;li&gt;Go On Zoom Meeting With Other Students&lt;/li&gt;</text:span><text:span text:style-name="T116">↩</text:span><text:span text:style-name="T117"/></text:p>
        </text:list-item>
        <text:list-item>
          <text:p text:style-name="P7"><text:span text:style-name="T118">&lt;/ol&gt;</text:span><text:span text:style-name="T119">↩</text:span><text:span text:style-name="T120"/></text:p>
        </text:list-item>
        <text:list-item>
          <text:p text:style-name="P7"><text:span text:style-name="T121">&lt;hr/&gt;</text:span><text:span text:style-name="T122">↩</text:span><text:span text:style-name="T123"/></text:p>
        </text:list-item>
        <text:list-item>
          <text:p text:style-name="P7"><text:span text:style-name="T124">&lt;!--Description List--&gt;</text:span><text:span text:style-name="T125">↩</text:span><text:span text:style-name="T126"/></text:p>
        </text:list-item>
        <text:list-item>
          <text:p text:style-name="P7"><text:span text:style-name="T127">&lt;h3&gt;Best Linux Distributions to Learn&lt;/h3&gt;</text:span><text:span text:style-name="T128">↩</text:span><text:span text:style-name="T129"/></text:p>
        </text:list-item>
        <text:list-item>
          <text:p text:style-name="P7"><text:span text:style-name="T130">&lt;dl&gt;</text:span><text:span text:style-name="T131">↩</text:span><text:span text:style-name="T132"/></text:p>
        </text:list-item>
        <text:list-item>
          <text:p text:style-name="P7"><text:span text:style-name="T133">&lt;dt&gt;&lt;b&gt;&lt;u&gt;Ubuntu&lt;/u&gt;&lt;/b&gt;&lt;/dt&gt;</text:span><text:span text:style-name="T134">↩</text:span><text:span text:style-name="T135"/></text:p>
        </text:list-item>
        <text:list-item>
          <text:p text:style-name="P7"><text:span text:style-name="T136">&lt;dd&gt;It was relatively easier to install than most other GNU/Linux OS. It was relatively easier to install software and drivers in Ubuntu.&lt;/dd&gt;</text:span><text:span text:style-name="T137">↩</text:span><text:span text:style-name="T138"/></text:p>
        </text:list-item>
        <text:list-item>
          <text:p text:style-name="P7"><text:span text:style-name="T139">&lt;dt&gt;&lt;b&gt;&lt;u&gt;Centos&lt;/u&gt;&lt;/b&gt;&lt;/dt&gt;</text:span><text:span text:style-name="T140">↩</text:span><text:span text:style-name="T141"/></text:p>
        </text:list-item>
        <text:list-item>
          <text:p text:style-name="P7"><text:span text:style-name="T142">&lt;dd&gt;CentOS offers unrivaled software stability due to its longer release cycle.&lt;/dd&gt;</text:span><text:span text:style-name="T143">↩</text:span><text:span text:style-name="T144"/></text:p>
        </text:list-item>
        <text:list-item>
          <text:p text:style-name="P7"><text:span text:style-name="T145">&lt;dt&gt;&lt;b&gt;&lt;u&gt;Red Hat Linux&lt;/u&gt;&lt;/b&gt;&lt;/dt&gt;</text:span><text:span text:style-name="T146">↩</text:span><text:span text:style-name="T147"/></text:p>
        </text:list-item>
        <text:list-item>
          <text:p text:style-name="P7"><text:span text:style-name="T148">&lt;dd&gt;Red Hat engineers help improve features, reliability, and security to make sure your infrastructure performs and remains stable</text:span><text:span text:style-name="T149">—</text:span><text:span text:style-name="T150">no matter your use case and workload.&lt;/dd&gt;</text:span><text:span text:style-name="T151">↩</text:span><text:span text:style-name="T152"/></text:p>
        </text:list-item>
        <text:list-item>
          <text:p text:style-name="P7"><text:span text:style-name="T153">↩</text:span><text:span text:style-name="T154"/></text:p>
        </text:list-item>
        <text:list-item>
          <text:p text:style-name="P7"><text:span text:style-name="T155">&lt;/dl&gt;</text:span><text:span text:style-name="T156">↩</text:span><text:span text:style-name="T157"/></text:p>
        </text:list-item>
        <text:list-item>
          <text:p text:style-name="P7"><text:span text:style-name="T158">&lt;hr&gt;</text:span><text:span text:style-name="T159">↩</text:span><text:span text:style-name="T160"/></text:p>
        </text:list-item>
        <text:list-item>
          <text:p text:style-name="P7"><text:span text:style-name="T161">&lt;!--Nested List--&gt;</text:span><text:span text:style-name="T162">↩</text:span><text:span text:style-name="T163"/></text:p>
        </text:list-item>
        <text:list-item>
          <text:p text:style-name="P7"><text:span text:style-name="T164">&lt;h3&gt;Computer Desktop Mainteance&lt;/h3&gt;</text:span><text:span text:style-name="T165">↩</text:span><text:span text:style-name="T166"/></text:p>
        </text:list-item>
        <text:list-item>
          <text:p text:style-name="P7"><text:span text:style-name="T167">&lt;ol&gt;</text:span><text:span text:style-name="T168">↩</text:span><text:span text:style-name="T169"/></text:p>
        </text:list-item>
        <text:list-item>
          <text:p text:style-name="P7"><text:span text:style-name="T170">&lt;li&gt;Ensure Computer and Monitor are functioning.&lt;/li&gt;</text:span><text:span text:style-name="T171">↩</text:span><text:span text:style-name="T172"/></text:p>
        </text:list-item>
        <text:list-item>
          <text:p text:style-name="P7"><text:span text:style-name="T173">&lt;li&gt;Power on Terminal and log into Windows.&lt;/li&gt;</text:span><text:span text:style-name="T174">↩</text:span><text:span text:style-name="T175"/></text:p>
        </text:list-item>
        <text:list-item>
          <text:p text:style-name="P7"><text:span text:style-name="T176">&lt;li&gt;Perform Software Diagnostics:</text:span><text:span text:style-name="T177">↩</text:span><text:span text:style-name="T178"/></text:p>
        </text:list-item>
        <text:list-item>
          <text:p text:style-name="P7"><text:span text:style-name="T179">&lt;ul&gt;</text:span><text:span text:style-name="T180">↩</text:span><text:span text:style-name="T181"/></text:p>
        </text:list-item>
        <text:list-item>
          <text:p text:style-name="P7"><text:span text:style-name="T182">&lt;li&gt;Go into command prompt and run 'sfc /scannow' to ensure your hard-drive is free of errors.&lt;/li&gt;</text:span><text:span text:style-name="T183">↩</text:span><text:span text:style-name="T184"/></text:p>
        </text:list-item>
        <text:list-item>
          <text:p text:style-name="P7"><text:span text:style-name="T185">&lt;li&gt;Right click on your 'C' drive and choose defragment.&lt;/li&gt;</text:span><text:span text:style-name="T186">↩</text:span><text:span text:style-name="T187"/></text:p>
        </text:list-item>
        <text:list-item>
          <text:p text:style-name="P7"><text:span text:style-name="T188">&lt;li&gt;Perform an Anit-Virus scan.&lt;/li&gt;</text:span><text:span text:style-name="T189">↩</text:span><text:span text:style-name="T190"/></text:p>
        </text:list-item>
        <text:list-item>
          <text:p text:style-name="P7"><text:span text:style-name="T191">&lt;li&gt;Check to see if VPN is enabled.&lt;/li&gt;</text:span><text:span text:style-name="T192">↩</text:span><text:span text:style-name="T193"/></text:p>
        </text:list-item>
        <text:list-item>
          <text:p text:style-name="P7"><text:span text:style-name="T194">&lt;li&gt;Search in Control Panel to verify that fire-wall is operational. &lt;/li&gt;</text:span><text:span text:style-name="T195">↩</text:span><text:span text:style-name="T196"/></text:p>
        </text:list-item>
        <text:list-item>
          <text:p text:style-name="P7"><text:span text:style-name="T197">&lt;/ul&gt;</text:span><text:span text:style-name="T198">↩</text:span><text:span text:style-name="T199"/></text:p>
        </text:list-item>
        <text:list-item>
          <text:p text:style-name="P7"><text:span text:style-name="T200">&lt;/li&gt;</text:span><text:span text:style-name="T201">↩</text:span><text:span text:style-name="T202"/></text:p>
        </text:list-item>
        <text:list-item>
          <text:p text:style-name="P7"><text:span text:style-name="T203">&lt;li&gt;Powerdown computer terminal.&lt;/li&gt;</text:span><text:span text:style-name="T204">↩</text:span><text:span text:style-name="T205"/></text:p>
        </text:list-item>
        <text:list-item>
          <text:p text:style-name="P7"><text:span text:style-name="T206">&lt;li&gt;Unplug device.&lt;/li&gt;</text:span><text:span text:style-name="T207">↩</text:span><text:span text:style-name="T208"/></text:p>
        </text:list-item>
        <text:list-item>
          <text:p text:style-name="P7"><text:span text:style-name="T209">&lt;li&gt;Vacum front and back of device.&lt;/li&gt;</text:span><text:span text:style-name="T210">↩</text:span><text:span text:style-name="T211"/></text:p>
        </text:list-item>
        <text:list-item>
          <text:p text:style-name="P7"><text:span text:style-name="T212">&lt;li&gt;Plug back in the machine.&lt;/li&gt;</text:span><text:span text:style-name="T213">↩</text:span><text:span text:style-name="T214"/></text:p>
        </text:list-item>
        <text:list-item>
          <text:p text:style-name="P7"><text:span text:style-name="T215">&lt;li&gt;Power back on terminal and log into Windows.&lt;/li&gt;</text:span><text:span text:style-name="T216">↩</text:span><text:span text:style-name="T217"/></text:p>
        </text:list-item>
        <text:list-item>
          <text:p text:style-name="P7"><text:span text:style-name="T218">&lt;li&gt;Go into Internet Explorer and go to<text:s/></text:span><text:a xlink:href="http://www.google.com.&lt;/li&gt;↩"><text:span text:style-name="T219">http://www.google.com.&lt;/li</text:span><text:span text:style-name="T220">&gt;</text:span><text:span text:style-name="T221">↩</text:span></text:a><text:span text:style-name="T222"/></text:p>
        </text:list-item>
        <text:list-item>
          <text:p text:style-name="P7"><text:span text:style-name="T223">↩</text:span><text:span text:style-name="T224"/></text:p>
        </text:list-item>
        <text:list-item>
          <text:p text:style-name="P7"><text:span text:style-name="T225">↩</text:span><text:span text:style-name="T226"/></text:p>
        </text:list-item>
        <text:list-item>
          <text:p text:style-name="P7"><text:span text:style-name="T227">&lt;/ol&gt;</text:span><text:span text:style-name="T228">↩</text:span><text:span text:style-name="T229"/></text:p>
        </text:list-item>
        <text:list-item>
          <text:p text:style-name="P7"><text:span text:style-name="T230">↩</text:span><text:span text:style-name="T231"/></text:p>
        </text:list-item>
        <text:list-item>
          <text:p text:style-name="P7"><text:span text:style-name="T232">↩</text:span><text:span text:style-name="T233"/></text:p>
        </text:list-item>
        <text:list-item>
          <text:p text:style-name="P7"><text:span text:style-name="T234">↩</text:span><text:span text:style-name="T235"/></text:p>
        </text:list-item>
        <text:list-item>
          <text:p text:style-name="P7"><text:span text:style-name="T236">&lt;/body&gt;</text:span><text:span text:style-name="T237">↩</text:span><text:span text:style-name="T238"/></text:p>
        </text:list-item>
        <text:list-item>
          <text:p text:style-name="P7"><text:span text:style-name="T239">&lt;/html&gt;</text:span></text:p>
        </text:list-item>
      </text:list>
      <text:p text:style-name="P8"><text:span text:style-name="T2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